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 table:number-rows-repeated="1048427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00/00/00</text:date>, <text:time style:data-style-name="N2" text:time-value="17:27:27.84072574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24T17:28:55.073125643</dc:date>
    <meta:editing-duration>P1DT4H10M49S</meta:editing-duration>
    <meta:editing-cycles>325</meta:editing-cycles>
    <meta:document-statistic meta:table-count="1" meta:cell-count="592" meta:object-count="0"/>
  </office:meta>
</office:document-meta>
</file>